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BaseElement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ElementImpl.HTMLBase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ElementImpl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ElementImpl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aseElementImpl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